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9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61])/659" office:value-type="percentage" office:value="0.324734446130501" calcext:value-type="percentage">
            <text:p>32,47 %</text:p>
          </table:table-cell>
          <table:table-cell table:style-name="ce4" table:formula="of:=SUM([.C3:.C661])/659" office:value-type="percentage" office:value="0.317147192716237" calcext:value-type="percentage">
            <text:p>31,71 %</text:p>
          </table:table-cell>
          <table:table-cell table:style-name="ce4" table:formula="of:=SUM([.D3:.D661])/659" office:value-type="percentage" office:value="0.25948406676783" calcext:value-type="percentage">
            <text:p>25,95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Debray”, information mise en commentaire (à quoi correspond-t-elle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/date : 1875-1884, 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/titre : une partie mis en commentaire (sommaire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 ; 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,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bibl : “Librairie de L.” mis en commentaire, à quoi cela correspond-t-il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ate du bibl et du date creation différente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⚠</text:p>
          </table:table-cell>
          <table:table-cell office:value-type="string" calcext:value-type="string">
            <text:p>la structure est bizarre mais régulière ; 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contenait : &lt;author&gt;Diderot, Denis &amp;amp; Alembert, Jean d’(eds)&lt;/author&gt;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contient référence de l’édition et de la réédition, je n’ai pas su quoi en faire.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abatier-de-castres_trois-siecles-litterature-01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2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3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4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rcier_entretiens-thuileries_1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6:17:23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7-02T17:17:52.721000000</dc:date>
    <meta:editing-duration>P1DT4H18M54S</meta:editing-duration>
    <meta:editing-cycles>38</meta:editing-cycles>
    <meta:document-statistic meta:table-count="1" meta:cell-count="1360" meta:object-count="0"/>
  </office:meta>
</office:document-meta>
</file>